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69df" officeooo:paragraph-rsid="001d69df"/>
    </style:style>
    <style:style style:name="P2" style:family="paragraph" style:parent-style-name="Standard">
      <style:text-properties officeooo:rsid="001d69df" officeooo:paragraph-rsid="0020f6ee"/>
    </style:style>
    <style:style style:name="P3" style:family="paragraph" style:parent-style-name="Standard">
      <style:text-properties officeooo:rsid="001d69df" officeooo:paragraph-rsid="001d69df"/>
    </style:style>
    <style:style style:name="P4" style:family="paragraph" style:parent-style-name="Standard">
      <style:text-properties officeooo:rsid="0020f6ee" officeooo:paragraph-rsid="0020f6ee"/>
    </style:style>
    <style:style style:name="P5" style:family="paragraph" style:parent-style-name="Standard">
      <style:text-properties officeooo:paragraph-rsid="0020f6ee"/>
    </style:style>
    <style:style style:name="P6" style:family="paragraph" style:parent-style-name="Standard">
      <style:text-properties officeooo:rsid="00223a18" officeooo:paragraph-rsid="00223a18"/>
    </style:style>
    <style:style style:name="P7" style:family="paragraph" style:parent-style-name="Standard">
      <style:text-properties fo:font-style="italic" officeooo:rsid="00223a18" officeooo:paragraph-rsid="00223a18" style:font-style-asian="italic" style:font-style-complex="italic"/>
    </style:style>
    <style:style style:name="P8" style:family="paragraph" style:parent-style-name="Standard">
      <style:text-properties fo:font-weight="bold" officeooo:rsid="00223a18" officeooo:paragraph-rsid="00223a18" style:font-weight-asian="bold" style:font-weight-complex="bold"/>
    </style:style>
    <style:style style:name="T1" style:family="text">
      <style:text-properties officeooo:rsid="001fb7fe"/>
    </style:style>
    <style:style style:name="T2" style:family="text">
      <style:text-properties officeooo:rsid="0020f6ee"/>
    </style:style>
    <style:style style:name="T3" style:family="text">
      <style:text-properties officeooo:rsid="00223a1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Beyond the Page : enriching the digital library </text:p>
      <text:p text:style-name="P8"/>
      <text:p text:style-name="P7">Lou Burnard</text:p>
      <text:p text:style-name="P1"/>
      <text:p text:style-name="P1">Today's digital library applications still focus on serving up virtual pages for the reader: the metaphor of the book is so pervasive that we can barely see it. But digital texts should go “beyond the page”. Self-evidently, digitization makes it possible to offer cheaper and more accessible simulations of printed or written pages. But this is not enough. Digital applications should enable us to do more with a text, or with a collection of texts, than simply read it from beginning to end, or</text:p>
      <text:p text:style-name="P1">attach annotations to it for others to read, or do brute force “text mining” on it. The content of the digital library <text:span text:style-name="T1">must</text:span> therefore be enriched, <text:s/><text:span text:style-name="T2">even if this requires the </text:span>us<text:span text:style-name="T2">e of</text:span> techniques which are not currently automatable.</text:p>
      <text:p text:style-name="P2"/>
      <text:p text:style-name="P4"><text:span text:style-name="T3">This talk considers the</text:span> theoretical <text:span text:style-name="T3">context within</text:span> which such enrichment m<text:span text:style-name="T3">ight</text:span> be performed <text:span text:style-name="T3">and outlines some practical solutions to the problems it involves</text:span>. When a pre-existing document is digitized, a new kind of document is created. How should this object best be described? Calling on the traditional distinction between text and document, I shall argue that <text:span text:style-name="T3">digitization and encoding alike represent the fixing and re-presentation of a set of readings or interpretations of the source. Flexible document grammars <text:s/>such as that of the TEI make it easier to share and integrate such interpretations and thus to build up complex information systems in which the distinction between text and data is increasingly elided. </text:span></text:p>
      <text:p text:style-name="P5"/>
      <text:p text:style-name="P6">If time permits, I will present some examples showing how a TEI encoding of archival documents might support their integration with new or existing prosopographic or bibliographic systems, thus improving the sophistication of the types of analysis that can be made. </text:p>
      <text:p text:style-name="P6"/>
      <text:p text:style-name="P7">Formerly an Assistant Director at Oxford University Computing Services, Lou Burnard has worked in the Digital Humanities since the early 1970s and is one of the founding editors of the Text Encoding Initiative. Since retirement, he has worked with a number of DH projects in France, and taught courses for the BVH and the Ecole Nationale des Chartes, amongst oth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2T12:53:48.962486296</meta:creation-date>
    <dc:date>2017-06-22T19:10:06.680379792</dc:date>
    <meta:editing-duration>PT2H16M4S</meta:editing-duration>
    <meta:editing-cycles>3</meta:editing-cycles>
    <meta:generator>LibreOffice/5.1.6.2$Linux_X86_64 LibreOffice_project/10m0$Build-2</meta:generator>
    <meta:document-statistic meta:table-count="0" meta:image-count="0" meta:object-count="0" meta:page-count="1" meta:paragraph-count="7" meta:word-count="346" meta:character-count="2137" meta:non-whitespace-character-count="1793"/>
  </office:meta>
</office:document-meta>
</file>